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0efd4"/>
    </style:style>
    <style:style style:name="ce4" style:family="table-cell" style:parent-style-name="Default" style:data-style-name="N61">
      <style:table-cell-properties fo:background-color="#e0efd4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/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1cz8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cz8</text:p>
          </table:table-cell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mh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5" calcext:value-type="float">
            <text:p>-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95" calcext:value-type="float">
            <text:p>-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4" calcext:value-type="float">
            <text:p>-0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6" calcext:value-type="float">
            <text:p>-0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4" calcext:value-type="float">
            <text:p>-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04" calcext:value-type="float">
            <text:p>-1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9" calcext:value-type="float">
            <text:p>-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2" calcext:value-type="float">
            <text:p>-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7" calcext:value-type="float">
            <text:p>-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2" calcext:value-type="float">
            <text:p>-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6" calcext:value-type="float">
            <text:p>-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8" calcext:value-type="float">
            <text:p>-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7" calcext:value-type="float">
            <text:p>-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7" calcext:value-type="float">
            <text:p>-0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mhp</text:p>
          </table:table-cell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jr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HI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wo mismatched aa</text:p>
          </table:table-cell>
        </table:table-row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PRO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ET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HIS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2" calcext:value-type="float">
            <text:p>-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1" calcext:value-type="float">
            <text:p>-0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jrh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2" calcext:value-type="float">
            <text:p>-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2"/>
        </table:table-row>
      </table:table>
      <table:table table:name="1yy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33" calcext:value-type="float">
            <text:p>-1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5" calcext:value-type="float">
            <text:p>-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2" calcext:value-type="float">
            <text:p>-0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74" calcext:value-type="float">
            <text:p>-0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1yy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52" calcext:value-type="float">
            <text:p>-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j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1" calcext:value-type="float">
            <text:p>-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6" calcext:value-type="float">
            <text:p>-0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1" calcext:value-type="float">
            <text:p>-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jel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2ny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69" calcext:value-type="float">
            <text:p>-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81" calcext:value-type="float">
            <text:p>-0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3" calcext:value-type="float">
            <text:p>-1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74" calcext:value-type="float">
            <text:p>-0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26" calcext:value-type="float">
            <text:p>-2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46" calcext:value-type="float">
            <text:p>-2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3" calcext:value-type="float">
            <text:p>-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61" calcext:value-type="float">
            <text:p>-1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27" calcext:value-type="float">
            <text:p>-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12" calcext:value-type="float">
            <text:p>-2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57" calcext:value-type="float">
            <text:p>-0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25" calcext:value-type="float">
            <text:p>-1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8" calcext:value-type="float">
            <text:p>-0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47" calcext:value-type="float">
            <text:p>-1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03" calcext:value-type="float">
            <text:p>-1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93" calcext:value-type="float">
            <text:p>-1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61" calcext:value-type="float">
            <text:p>-1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36" calcext:value-type="float">
            <text:p>-1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4" calcext:value-type="float">
            <text:p>-0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61" calcext:value-type="float">
            <text:p>-1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27" calcext:value-type="float">
            <text:p>-2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52" calcext:value-type="float">
            <text:p>-1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65" calcext:value-type="float">
            <text:p>-2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71" calcext:value-type="float">
            <text:p>-2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2.31" calcext:value-type="float">
            <text:p>-2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98" calcext:value-type="float">
            <text:p>-0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2ny7</text:p>
          </table:table-cell>
          <table:table-cell office:value-type="string" calcext:value-type="string">
            <text:p>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56" calcext:value-type="float">
            <text:p>-1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bd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dy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bn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3" calcext:value-type="float">
            <text:p>-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1" calcext:value-type="float">
            <text:p>2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42" calcext:value-type="float">
            <text:p>-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9" calcext:value-type="float">
            <text:p>-0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7" calcext:value-type="float">
            <text:p>-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6" calcext:value-type="float">
            <text:p>-0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bn9</text:p>
          </table:table-cell>
          <table:table-cell office:value-type="string" calcext:value-type="string">
            <text:p>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ng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gb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3np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52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L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34" calcext:value-type="float">
            <text:p>-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6" calcext:value-type="float">
            <text:p>-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08" calcext:value-type="float">
            <text:p>-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1.07" calcext:value-type="float">
            <text:p>-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office:value-type="string" calcext:value-type="string">
            <text:p>3nps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/>
        </table:table-row>
      </table:table>
      <table:table table:name="1dqj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1dqj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286" calcext:value-type="float">
            <text:p>2.86E-09</text:p>
          </table:table-cell>
          <table:table-cell office:value-type="float" office:value="0.0000909" calcext:value-type="float">
            <text:p>9.09E-0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1400000" calcext:value-type="float">
            <text:p>1.4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43000000" calcext:value-type="float">
            <text:p>4.3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100000000" calcext:value-type="float">
            <text:p>1.0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37000000" calcext:value-type="float">
            <text:p>3.7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31000000" calcext:value-type="float">
            <text:p>3.1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87000000" calcext:value-type="float">
            <text:p>8.7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120000000" calcext:value-type="float">
            <text:p>1.2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11000" calcext:value-type="float">
            <text:p>1.1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940000" calcext:value-type="float">
            <text:p>9.4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97000000" calcext:value-type="float">
            <text:p>9.7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40000000" calcext:value-type="float">
            <text:p>4.0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360000" calcext:value-type="float">
            <text:p>3.6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3900000" calcext:value-type="float">
            <text:p>3.9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32000000" calcext:value-type="float">
            <text:p>3.2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53000000" calcext:value-type="float">
            <text:p>5.3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32000" calcext:value-type="float">
            <text:p>3.2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3200" calcext:value-type="float">
            <text:p>3.20E+03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49000000" calcext:value-type="float">
            <text:p>4.9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87000" calcext:value-type="float">
            <text:p>8.7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20000" calcext:value-type="float">
            <text:p>2.0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1700000" calcext:value-type="float">
            <text:p>1.7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860000" calcext:value-type="float">
            <text:p>8.6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77000000" calcext:value-type="float">
            <text:p>7.7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54000000" calcext:value-type="float">
            <text:p>5.4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8800000" calcext:value-type="float">
            <text:p>8.8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46000000" calcext:value-type="float">
            <text:p>4.6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3600000" calcext:value-type="float">
            <text:p>3.6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42000" calcext:value-type="float">
            <text:p>4.2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4700" calcext:value-type="float">
            <text:p>4.70E+03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.60E+08</text:p>
          </table:table-cell>
          <table:table-cell office:value-type="float" office:value="60000" calcext:value-type="float">
            <text:p>6.00E+04</text:p>
          </table:table-cell>
          <table:table-cell office:value-type="string" calcext:value-type="string">
            <text:p>Ka</text:p>
          </table:table-cell>
        </table:table-row>
      </table:table>
      <table:table table:name="1yqv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1yqv</text:p>
          </table:table-cell>
          <table:table-cell office:value-type="string" calcext:value-type="string">
            <text:p>H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0000000000" calcext:value-type="float">
            <text:p>4.00E+10</text:p>
          </table:table-cell>
          <table:table-cell office:value-type="float" office:value="56000000" calcext:value-type="float">
            <text:p>5.6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yqv</text:p>
          </table:table-cell>
          <table:table-cell office:value-type="string" calcext:value-type="string">
            <text:p>H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0000000000" calcext:value-type="float">
            <text:p>4.00E+10</text:p>
          </table:table-cell>
          <table:table-cell office:value-type="float" office:value="940000" calcext:value-type="float">
            <text:p>9.40E+05</text:p>
          </table:table-cell>
          <table:table-cell office:value-type="string" calcext:value-type="string">
            <text:p>Ka</text:p>
          </table:table-cell>
        </table:table-row>
      </table:table>
      <table:table table:name="1a2y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80000000" calcext:value-type="float">
            <text:p>8.0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40000000" calcext:value-type="float">
            <text:p>4.0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9000000" calcext:value-type="float">
            <text:p>1.9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24000000" calcext:value-type="float">
            <text:p>2.4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22000000" calcext:value-type="float">
            <text:p>2.2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6000000" calcext:value-type="float">
            <text:p>1.6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620000" calcext:value-type="float">
            <text:p>6.2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0000000" calcext:value-type="float">
            <text:p>1.00E+07</text:p>
          </table:table-cell>
          <table:table-cell office:value-type="string" calcext:value-type="string">
            <text:p>Ka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3600000" calcext:value-type="float">
            <text:p>3.6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60000000" calcext:value-type="float">
            <text:p>6.0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4400000" calcext:value-type="float">
            <text:p>4.4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33000000" calcext:value-type="float">
            <text:p>3.3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280000" calcext:value-type="float">
            <text:p>2.8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5000000" calcext:value-type="float">
            <text:p>1.5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560000" calcext:value-type="float">
            <text:p>5.6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5500000" calcext:value-type="float">
            <text:p>5.5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590000" calcext:value-type="float">
            <text:p>5.9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9400000" calcext:value-type="float">
            <text:p>9.4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0000000" calcext:value-type="float">
            <text:p>1.0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210000" calcext:value-type="float">
            <text:p>2.1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20000" calcext:value-type="float">
            <text:p>1.2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260000" calcext:value-type="float">
            <text:p>2.6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300000" calcext:value-type="float">
            <text:p>3.0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5500000" calcext:value-type="float">
            <text:p>5.5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800000" calcext:value-type="float">
            <text:p>1.8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9600000" calcext:value-type="float">
            <text:p>9.6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270000" calcext:value-type="float">
            <text:p>2.7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790000" calcext:value-type="float">
            <text:p>7.9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a2y</text:p>
          </table:table-cell>
          <table:table-cell table:style-name="ce1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.50E+07</text:p>
          </table:table-cell>
          <table:table-cell table:style-name="ce2" office:value-type="float" office:value="1100000" calcext:value-type="float">
            <text:p>1.10E+06</text:p>
          </table:table-cell>
          <table:table-cell office:value-type="string" calcext:value-type="string">
            <text:p>Ka</text:p>
          </table:table-cell>
        </table:table-row>
      </table:table>
      <table:table table:name="1dvf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79000" calcext:value-type="float">
            <text:p>7.9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67000" calcext:value-type="float">
            <text:p>6.7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6200000" calcext:value-type="float">
            <text:p>6.2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1300000" calcext:value-type="float">
            <text:p>1.3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86000" calcext:value-type="float">
            <text:p>8.6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830000" calcext:value-type="float">
            <text:p>8.30E+0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5000000" calcext:value-type="float">
            <text:p>5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3000000" calcext:value-type="float">
            <text:p>3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31000" calcext:value-type="float">
            <text:p>3.1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5900000" calcext:value-type="float">
            <text:p>5.9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93000" calcext:value-type="float">
            <text:p>9.3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5400000" calcext:value-type="float">
            <text:p>5.4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C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B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37000" calcext:value-type="float">
            <text:p>3.70E+04</text:p>
          </table:table-cell>
          <table:table-cell table:style-name="ce5"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C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47000" calcext:value-type="float">
            <text:p>4.7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B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7800000" calcext:value-type="float">
            <text:p>7.80E+06</text:p>
          </table:table-cell>
          <table:table-cell table:style-name="ce5"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3000000" calcext:value-type="float">
            <text:p>3.0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A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36000" calcext:value-type="float">
            <text:p>3.60E+04</text:p>
          </table:table-cell>
          <table:table-cell table:style-name="ce5"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7500000" calcext:value-type="float">
            <text:p>7.5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B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82000" calcext:value-type="float">
            <text:p>8.20E+04</text:p>
          </table:table-cell>
          <table:table-cell table:style-name="ce5"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84000" calcext:value-type="float">
            <text:p>8.40E+04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B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63000" calcext:value-type="float">
            <text:p>6.30E+04</text:p>
          </table:table-cell>
          <table:table-cell table:style-name="ce5"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1100000" calcext:value-type="float">
            <text:p>1.1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B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93000" calcext:value-type="float">
            <text:p>9.30E+04</text:p>
          </table:table-cell>
          <table:table-cell table:style-name="ce5"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.30E+07</text:p>
          </table:table-cell>
          <table:table-cell office:value-type="float" office:value="1900000" calcext:value-type="float">
            <text:p>1.9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/>
          <table:table-cell table:style-name="ce4" office:value-type="string" calcext:value-type="string">
            <text:p>B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1300000" calcext:value-type="float">
            <text:p>1.30E+06</text:p>
          </table:table-cell>
          <table:table-cell table:style-name="ce5" office:value-type="string" calcext:value-type="string">
            <text:p>Ka</text:p>
          </table:table-cell>
        </table:table-row>
      </table:table>
      <table:table table:name="ComplexInf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ce3" office:value-type="string" calcext:value-type="string">
            <text:p>3a6b</text:p>
          </table:table-cell>
          <table:table-cell table:style-name="ce5" office:value-type="string" calcext:value-type="string">
            <text:p>L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SP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L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ASN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0.000000108" calcext:value-type="float">
            <text:p>1.08E-07</text:p>
          </table:table-cell>
          <table:table-cell table:style-name="ce4" office:value-type="float" office:value="0.00000000562" calcext:value-type="float">
            <text:p>5.62E-09</text:p>
          </table:table-cell>
          <table:table-cell table:style-name="ce5"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3a6b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00000108" calcext:value-type="float">
            <text:p>1.08E-07</text:p>
          </table:table-cell>
          <table:table-cell table:style-name="ce2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3a67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0000000562" calcext:value-type="float">
            <text:p>5.62E-09</text:p>
          </table:table-cell>
          <table:table-cell table:style-name="ce2"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3a67</text:p>
          </table:table-cell>
          <table:table-cell table:style-name="ce2"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/>
          <table:table-cell table:style-name="ce2"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000562" calcext:value-type="float">
            <text:p>5.62E-09</text:p>
          </table:table-cell>
          <table:table-cell table:style-name="ce2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/>
          <table:table-cell table:style-name="ce6"/>
          <table:table-cell table:style-name="ce2"/>
          <table:table-cell/>
        </table:table-row>
        <table:table-row table:style-name="ro1">
          <table:table-cell office:value-type="string" calcext:value-type="string">
            <text:p>3a6c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0000000714" calcext:value-type="float">
            <text:p>7.14E-09</text:p>
          </table:table-cell>
          <table:table-cell table:style-name="ce2"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0000000714" calcext:value-type="float">
            <text:p>7.14E-09</text:p>
          </table:table-cell>
          <table:table-cell table:style-name="ce2" office:value-type="float" office:value="0.00000000562" calcext:value-type="float">
            <text:p>5.62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0000000562" calcext:value-type="float">
            <text:p>5.62E-09</text:p>
          </table:table-cell>
          <table:table-cell table:style-name="ce2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1hh9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GLY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C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ARG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0.00001" calcext:value-type="float">
            <text:p>1.00E-0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5"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hh6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000001" calcext:value-type="float">
            <text:p>1.00E-07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style-name="ce3" office:value-type="string" calcext:value-type="string">
            <text:p>1nbz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ALA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C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LYS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0.00000106" calcext:value-type="float">
            <text:p>1.06E-06</text:p>
          </table:table-cell>
          <table:table-cell table:style-name="ce4" office:value-type="float" office:value="0.0000909" calcext:value-type="float">
            <text:p>9.09E-05</text:p>
          </table:table-cell>
          <table:table-cell table:style-name="ce5"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nbz</text:p>
          </table:table-cell>
          <table:table-cell table:style-name="ce2" office:value-type="string" calcext:value-type="string">
            <text:p>C</text:p>
          </table:table-cell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0000106" calcext:value-type="float">
            <text:p>1.06E-06</text:p>
          </table:table-cell>
          <table:table-cell table:style-name="ce2" office:value-type="float" office:value="0.00000000286" calcext:value-type="float">
            <text:p>2.86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style-name="ce3" office:value-type="string" calcext:value-type="string">
            <text:p>1nby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LYS</text:p>
          </table:table-cell>
        </table:table-row>
        <table:table-row table:style-name="ro1">
          <table:table-cell table:style-name="ce3" office:value-type="string" calcext:value-type="string">
            <text:p>affinities</text:p>
          </table:table-cell>
          <table:table-cell table:style-name="ce4" office:value-type="float" office:value="0.0000909" calcext:value-type="float">
            <text:p>9.09E-05</text:p>
          </table:table-cell>
          <table:table-cell table:style-name="ce4" office:value-type="float" office:value="0.00000106" calcext:value-type="float">
            <text:p>1.06E-06</text:p>
          </table:table-cell>
          <table:table-cell table:style-name="ce5" office:value-type="string" calcext:value-type="string">
            <text:p>Kd</text:p>
          </table:table-cell>
        </table:table-row>
      </table:table>
      <table:table table:name="3hfm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30000000" calcext:value-type="float">
            <text:p>1.3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50000000" calcext:value-type="float">
            <text:p>1.5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10000000" calcext:value-type="float">
            <text:p>1.1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900000" calcext:value-type="float">
            <text:p>1.9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3000000" calcext:value-type="float">
            <text:p>2.3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71000000" calcext:value-type="float">
            <text:p>7.1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5000000" calcext:value-type="float">
            <text:p>1.5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9000000" calcext:value-type="float">
            <text:p>2.9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3700000" calcext:value-type="float">
            <text:p>3.7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30000000" calcext:value-type="float">
            <text:p>2.3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34000000" calcext:value-type="float">
            <text:p>3.4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6000000" calcext:value-type="float">
            <text:p>2.6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033" calcext:value-type="float">
            <text:p>3.30E-0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95" calcext:value-type="float">
            <text:p>9.50E+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3" calcext:value-type="float">
            <text:p>3.00E-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12" calcext:value-type="float">
            <text:p>1.20E-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04" calcext:value-type="float">
            <text:p>4.00E-0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23" calcext:value-type="float">
            <text:p>2.30E-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" office:value-type="float" office:value="0.07" calcext:value-type="float">
            <text:p>7.00E-0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1" calcext:value-type="float">
            <text:p>1.00E-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4000" calcext:value-type="float">
            <text:p>4.00E+03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890" calcext:value-type="float">
            <text:p>8.90E+0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" office:value-type="float" office:value="0.07" calcext:value-type="float">
            <text:p>7.00E-0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11" calcext:value-type="float">
            <text:p>1.10E-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35" calcext:value-type="float">
            <text:p>3.50E-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032" calcext:value-type="float">
            <text:p>3.20E-0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2.8" calcext:value-type="float">
            <text:p>2.80E+00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590" calcext:value-type="float">
            <text:p>5.90E+0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7000" calcext:value-type="float">
            <text:p>7.00E+03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13" calcext:value-type="float">
            <text:p>1.30E+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0.07" calcext:value-type="float">
            <text:p>7.00E-02</text:p>
          </table:table-cell>
          <table:table-cell table:style-name="ce2" office:value-type="float" office:value="0.29" calcext:value-type="float">
            <text:p>2.90E-01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20000000" calcext:value-type="float">
            <text:p>1.2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20000000" calcext:value-type="float">
            <text:p>2.2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69000000" calcext:value-type="float">
            <text:p>1.69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14000000" calcext:value-type="float">
            <text:p>1.4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9600000" calcext:value-type="float">
            <text:p>9.60E+06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22000000" calcext:value-type="float">
            <text:p>2.20E+0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280000000" calcext:value-type="float">
            <text:p>2.80E+0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</table:table-row>
      </table:table>
      <table:table table:name="1vfb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LU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09:39:20.514030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8T09:48:24.564730322</dc:date>
    <meta:editing-duration>PT8M59S</meta:editing-duration>
    <meta:editing-cycles>7</meta:editing-cycles>
    <meta:document-statistic meta:table-count="17" meta:cell-count="5608" meta:object-count="0"/>
  </office:meta>
</office:document-meta>
</file>